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6217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1.922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number-rows-repeated="1048043">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6">02/26/2018</text:date>, <text:time>20:33: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2-26T20:33:12.86</dc:date>
    <dc:creator>Jeremy Castillo</dc:creator>
    <meta:editing-duration>P1DT18H44M39S</meta:editing-duration>
    <meta:editing-cycles>290</meta:editing-cycles>
    <meta:generator>OpenOffice/4.1.3$Win32 OpenOffice.org_project/413m1$Build-9783</meta:generator>
    <meta:document-statistic meta:table-count="4" meta:cell-count="2365" meta:object-count="0"/>
  </office:meta>
</office:document-meta>
</file>